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C8000000E65F468C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_20__28_var_29_" svg:stroke-width="0.076cm" svg:stroke-color="#ff0000" draw:marker-start-width="0.406cm" draw:marker-end-width="0.406cm" draw:fill="none" draw:textarea-horizontal-align="justify" draw:textarea-vertical-align="middle" draw:auto-grow-height="false" fo:padding-top="0.163cm" fo:padding-bottom="0.163cm" fo:padding-left="0.288cm" fo:padding-right="0.288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19cm" svg:height="6.213cm" svg:x="4.191cm" svg:y="0.137cm">
          <draw:image xlink:href="Pictures/10000000000001C8000000E65F468CFA.png" xlink:type="simple" xlink:show="embed" xlink:actuate="onLoad">
            <text:p/>
          </draw:image>
        </draw:frame>
        <draw:custom-shape draw:style-name="gr2" draw:text-style-name="P1" draw:layer="layout" svg:width="0.973cm" svg:height="3.554cm" svg:x="15.642cm" svg:y="1.6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64cm" svg:height="0.831cm" svg:x="0cm" svg:y="4.884cm">
          <text:p text:style-name="P1">selected macro</text:p>
          <draw:enhanced-geometry svg:viewBox="0 0 21600 21600" draw:mirror-horizontal="true" draw:type="line-callout-2" draw:modifiers="-11140.2050326188 -53714.4230769231 -4299.86952469711 9553.84615384615 -1002.49767008388 14408.653846153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layer="layout" svg:width="5.155cm" svg:height="0.952cm" svg:x="14.518cm" svg:y="6.06cm">
          <text:p text:style-name="P1">allowed actions</text:p>
          <draw:enhanced-geometry svg:viewBox="0 0 21600 21600" draw:mirror-horizontal="false" draw:type="line-callout-2" draw:modifiers="4985.25989138867 -34768.5204616999 -816.912335143522 -6663.58866736621 -1047.32350659426 12556.55823714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74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7-06T18:22:55</meta:creation-date>
    <dc:date>2011-07-07T19:55:35</dc:date>
    <meta:editing-duration>PT25H22M19S</meta:editing-duration>
    <meta:editing-cycles>6</meta:editing-cycles>
    <meta:generator>OpenOffice.org/3.0$Unix OpenOffice.org_project/300m21$Build-9319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